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D000000EA9D0EAD4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806in" fo:margin-left="0.0049in" fo:margin-right="0.0014in" table:align="margins" style:writing-mode="lr-tb"/>
    </style:style>
    <style:style style:name="Table2.A" style:family="table-column">
      <style:table-column-properties style:column-width="5.1701in" style:rel-column-width="50718*"/>
    </style:style>
    <style:style style:name="Table2.B" style:family="table-column">
      <style:table-column-properties style:column-width="1.5104in" style:rel-column-width="14817*"/>
    </style:style>
    <style:style style:name="Table2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4" style:family="table-cell">
      <style:table-cell-properties fo:background-color="transparent" fo:padding="0.0382in" fo:border="none">
        <style:background-image/>
      </style:table-cell-properties>
    </style:style>
    <style:style style:name="Table2.A10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2.B10" style:family="table-cell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6.6868in" table:align="margins" style:writing-mode="lr-tb"/>
    </style:style>
    <style:style style:name="Table1.A" style:family="table-column">
      <style:table-column-properties style:column-width="6.6868in" style:rel-column-width="65535*"/>
    </style:style>
    <style:style style:name="Table1.1" style:family="table-row">
      <style:table-row-properties style:min-row-height="2.6424in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Header">
      <style:paragraph-properties fo:text-align="start" style:justify-single-word="false"/>
      <style:text-properties fo:color="#808080" style:font-name="Arial" fo:font-size="9pt" fo:language="zxx" fo:country="none" style:font-name-asian="Times New Roman" style:font-size-asian="9pt" style:language-asian="zxx" style:country-asian="none" style:font-name-complex="Arial" style:font-size-complex="9pt" style:language-complex="ar" style:country-complex="SA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text-properties style:font-name="Arial" fo:font-size="8pt" style:font-size-asian="8pt" style:font-size-complex="8pt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791in" style:type="right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0pt" fo:language="en" fo:country="GB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0pt" fo:language="en" fo:country="GB" fo:font-weight="bold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0pt" fo:language="en" fo:country="GB" fo:font-weight="bold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0pt" fo:language="en" fo:country="GB" fo:font-weight="normal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10pt" fo:language="en" fo:country="GB" fo:font-weight="normal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font-size="12pt" fo:language="en" fo:country="GB" fo:font-weight="bold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 fo:font-size="10pt" fo:language="en" fo:country="GB" fo:font-weight="normal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fo:margin-left="0in" fo:margin-right="0in" style:vertical-pos="top" style:vertical-rel="line" style:horizontal-pos="center" style:horizontal-rel="paragraph" fo:background-color="#ffffff" style:background-transparency="0%" fo:padding-left="0.1102in" fo:padding-right="0.1102in" fo:padding-top="0.0602in" fo:padding-bottom="0.0602in" fo:border="none" style:mirror="none" fo:clip="rect(0in, 0in, 0in, 0.6547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echnical Reconnaissance Check-list </text:p>
      <text:p text:style-name="P14"/>
      <text:p text:style-name="P14">The Operations Team must do the follow during a reconnaissance site visit </text:p>
      <text:p text:style-name="P14">Record answers in the “notes” section below or on the back of this paper, include diagrams if needed</text:p>
      <text:p text:style-name="P14"/>
      <text:p text:style-name="P12"><text:s/>Bring With You: Tape measurer, Camera <text:s/>&amp; Notebook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TO DO</text:p>
          </table:table-cell>
          <table:table-cell table:style-name="Table2.B1" office:value-type="string">
            <text:p text:style-name="P18">CHECK HERE</text:p>
          </table:table-cell>
        </table:table-row>
        <table:table-row>
          <table:table-cell table:style-name="Table2.A2" office:value-type="string">
            <text:p text:style-name="P13">Explain your role &amp; why you're here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3">Obtain permission to take measurements, pictures, etc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5">RECORD (can take pics)</text:p>
          </table:table-cell>
          <table:table-cell table:style-name="Table2.B1" office:value-type="string">
            <text:p text:style-name="P18">CHECK HERE</text:p>
          </table:table-cell>
        </table:table-row>
        <table:table-row>
          <table:table-cell table:style-name="Table2.A2" office:value-type="string">
            <text:p text:style-name="P4">Current patient flow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6">Blueprint/ layout &amp; measurements of applicable facilities &amp; buildings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6">Blueprint/ layout &amp; measurements of applicable wards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6">Facility layout, distance in measurements between wards &amp; HMIS office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10" office:value-type="string">
            <text:p text:style-name="P7">LOOK AT (can take pics)</text:p>
          </table:table-cell>
          <table:table-cell table:style-name="Table2.B10" office:value-type="string">
            <text:p text:style-name="P21">CHECK HERE</text:p>
          </table:table-cell>
        </table:table-row>
        <table:table-row>
          <table:table-cell table:style-name="Table2.A2" office:value-type="string">
            <text:p text:style-name="P6">Windows: bars/no bars, glass/no glass (for security)</text:p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6">Wall: durability, type </text:p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6">Ceilings: durability, type (for routing of wires)</text:p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6">Electrical sources: placement ( for sockets needed, wiring, etc)</text:p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6">Registry locations: inside/outside, hazards, risks</text:p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6">Explain next steps for installation &amp; Get approval to commence works!</text:p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5">Before Leaving Site, Checklist Complete </text:p>
          </table:table-cell>
          <table:table-cell table:style-name="Table2.B2" office:value-type="string">
            <text:p text:style-name="P22"/>
          </table:table-cell>
        </table:table-row>
      </table:table>
      <text:p text:style-name="P15"/>
      <text:p text:style-name="P15">NOTE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orphans="0" fo:widows="0" fo:hyphenation-ladder-count="no-limit"/>
      <style:text-properties style:font-name="Nimbus Roman No9 L" style:letter-kerning="true" style:font-name-asian="DejaVu Sans1" fo:hyphenate="fals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Liberation Sans"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868in" table:align="margins" style:writing-mode="lr-tb"/>
    </style:style>
    <style:style style:name="Table4.A" style:family="table-column">
      <style:table-column-properties style:column-width="5.1646in" style:rel-column-width="50616*"/>
    </style:style>
    <style:style style:name="Table4.B" style:family="table-column">
      <style:table-column-properties style:column-width="1.5222in" style:rel-column-width="14919*"/>
    </style:style>
    <style:style style:name="Table4.A1" style:family="table-cell">
      <style:table-cell-properties style:vertical-align="bottom" fo:padding="0.0382in" fo:border="none"/>
    </style:style>
    <style:style style:name="Table4.B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808080" style:font-name="Arial" fo:font-size="9pt" fo:language="zxx" fo:country="none" style:font-name-asian="Times New Roman" style:font-size-asian="9pt" style:language-asian="zxx" style:country-asian="none" style:font-name-complex="Arial" style:font-size-complex="9pt" style:language-complex="ar" style:country-complex="SA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</style:style>
    <style:style style:name="MP4" style:family="paragraph" style:parent-style-name="Footer">
      <style:paragraph-properties>
        <style:tab-stops>
          <style:tab-stop style:position="3in" style:type="center"/>
          <style:tab-stop style:position="6.5791in" style:type="right"/>
        </style:tab-stops>
      </style:paragraph-properties>
      <style:text-properties style:font-name="Arial" fo:font-size="9pt" style:font-size-asian="9pt" style:font-size-complex="9pt"/>
    </style:style>
    <style:style style:name="Mfr1" style:family="graphic" style:parent-style-name="Graphics">
      <style:graphic-properties fo:margin-left="0in" fo:margin-right="0in" style:vertical-pos="top" style:vertical-rel="line" style:horizontal-pos="center" style:horizontal-rel="paragraph" fo:background-color="#ffffff" style:background-transparency="0%" fo:padding-left="0.1102in" fo:padding-right="0.1102in" fo:padding-top="0.0602in" fo:padding-bottom="0.0602in" fo:border="none" style:mirror="none" fo:clip="rect(0in, 0in, 0in, 0.6547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7902in" fo:margin-bottom="0.7902in" fo:margin-left="0.7902in" fo:margin-right="0.7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/>
            </table:table-cell>
            <table:table-cell table:style-name="Table4.B1" office:value-type="string">
              <text:p text:style-name="MP2"><draw:frame draw:style-name="Mfr1" draw:name="graphics2" text:anchor-type="as-char" svg:width="1.3098in" svg:height="0.4701in" draw:z-index="0"><draw:image xlink:href="Pictures/10000000000002CD000000EA9D0EAD48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Baobab Internal Use-Technical Rec Operations Check-list<text:tab/> <text:s text:c="12"/>Effective 03-Aug-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tayyab.salimullah</meta:initial-creator>
    <meta:creation-date>2009-09-09T22:01:00</meta:creation-date>
    <dc:creator>Sue-Ann Chen</dc:creator>
    <dc:date>2010-08-12T08:45:45.95</dc:date>
    <meta:print-date>2010-08-03T04:14:19.82</meta:print-date>
    <meta:editing-cycles>34</meta:editing-cycles>
    <meta:editing-duration>PT05H20M36S</meta:editing-duration>
    <meta:generator>OpenOffice.org/3.2$Win32 OpenOffice.org_project/320m18$Build-9502</meta:generator>
    <meta:printed-by>Sue-Ann Chen</meta:printed-by>
    <meta:document-statistic meta:table-count="3" meta:image-count="1" meta:object-count="0" meta:page-count="1" meta:paragraph-count="26" meta:word-count="158" meta:character-count="1082"/>
    <meta:user-defined meta:name="Info 1"/>
    <meta:user-defined meta:name="Info 2"/>
    <meta:user-defined meta:name="Info 3"/>
    <meta:user-defined meta:name="Info 4"/>
  </office:meta>
</office:document-meta>
</file>